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179cm"/>
    </style:style>
    <style:style style:name="Tableau1.B" style:family="table-column">
      <style:table-column-properties style:column-width="0.146cm"/>
    </style:style>
    <style:style style:name="Tableau1.C" style:family="table-column">
      <style:table-column-properties style:column-width="1.434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5.013cm"/>
    </style:style>
    <style:style style:name="Tableau1.F" style:family="table-column">
      <style:table-column-properties style:column-width="2.612cm"/>
    </style:style>
    <style:style style:name="Tableau1.G" style:family="table-column">
      <style:table-column-properties style:column-width="2.378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1.199cm" fo:keep-together="always"/>
    </style:style>
    <style:style style:name="Tableau1.A12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3" style:family="table-row">
      <style:table-row-properties style:min-row-height="0.661cm" fo:keep-together="always"/>
    </style:style>
    <style:style style:name="Tableau1.G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5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style:snap-to-layout-grid="false"/>
      <style:text-properties style:font-name="Arial1" fo:font-size="8pt" fo:font-weight="bold" officeooo:paragraph-rsid="000c320e" style:font-size-asian="8pt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29dadd" style:font-size-asian="8pt" style:font-name-complex="Arial1"/>
    </style:style>
    <style:style style:name="P12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3" style:family="paragraph" style:parent-style-name="Standard">
      <style:paragraph-properties style:snap-to-layout-grid="false"/>
      <style:text-properties style:font-name="Arial1" fo:font-size="8.5pt" fo:font-weight="bold" style:font-size-asian="8.5pt" style:font-weight-asian="bold" style:font-name-complex="Arial1" style:font-weight-complex="bold"/>
    </style:style>
    <style:style style:name="P14" style:family="paragraph" style:parent-style-name="Standard">
      <style:paragraph-properties style:snap-to-layout-grid="false"/>
      <style:text-properties style:font-name="Arial1" fo:font-size="8.5pt" fo:font-weight="bold" officeooo:paragraph-rsid="00292d44" style:font-size-asian="8.5pt" style:font-weight-asian="bold" style:font-name-complex="Arial1" style:font-weight-complex="bold"/>
    </style:style>
    <style:style style:name="P15" style:family="paragraph" style:parent-style-name="Standard">
      <style:paragraph-properties style:snap-to-layout-grid="false"/>
      <style:text-properties style:font-name="Arial1" fo:font-size="8.5pt" fo:font-weight="bold" officeooo:rsid="00292d44" style:font-size-asian="8.5pt" style:font-weight-asian="bold" style:font-name-complex="Arial1" style:font-weight-complex="bold"/>
    </style:style>
    <style:style style:name="P16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7" style:family="paragraph" style:parent-style-name="Standard">
      <style:text-properties style:font-name="Arial1" fo:font-size="10pt" officeooo:paragraph-rsid="000c320e" style:font-size-asian="10pt" style:font-name-complex="Arial1" style:font-size-complex="10pt"/>
    </style:style>
    <style:style style:name="P18" style:family="paragraph" style:parent-style-name="Standard">
      <style:paragraph-properties style:snap-to-layout-grid="false"/>
      <style:text-properties style:font-name="Arial1" fo:font-size="10pt" fo:font-weight="bold" officeooo:paragraph-rsid="000c320e" style:font-size-asian="10pt" style:font-weight-asian="bold" style:font-name-complex="Arial1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20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 style:list-style-name="WW8Num1">
      <style:paragraph-properties>
        <style:tab-stops>
          <style:tab-stop style:position="0.953cm"/>
        </style:tab-stops>
      </style:paragraph-properties>
      <style:text-properties officeooo:paragraph-rsid="000a7348"/>
    </style:style>
    <style:style style:name="P22" style:family="paragraph" style:parent-style-name="Standard" style:list-style-name="WW8Num1">
      <style:paragraph-properties>
        <style:tab-stops>
          <style:tab-stop style:position="0.953cm"/>
          <style:tab-stop style:position="4.209cm"/>
        </style:tab-stops>
      </style:paragraph-properties>
      <style:text-properties officeooo:paragraph-rsid="002ef7ea"/>
    </style:style>
    <style:style style:name="P23" style:family="paragraph" style:parent-style-name="Heading_20_6">
      <style:paragraph-properties style:snap-to-layout-grid="false"/>
      <style:text-properties style:font-name="Arial1" style:font-name-complex="Arial1"/>
    </style:style>
    <style:style style:name="P24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25" style:family="paragraph" style:parent-style-name="Heading_20_8">
      <style:paragraph-properties fo:text-align="center" style:justify-single-word="false" style:snap-to-layout-grid="false"/>
    </style:style>
    <style:style style:name="P26" style:family="paragraph" style:parent-style-name="Heading_20_8">
      <style:paragraph-properties style:snap-to-layout-grid="false"/>
    </style:style>
    <style:style style:name="P27" style:family="paragraph" style:parent-style-name="Heading_20_8">
      <style:paragraph-properties fo:margin-left="0.319cm" fo:margin-right="0cm" fo:margin-top="0.212cm" fo:margin-bottom="0cm" style:contextual-spacing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28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P29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30" style:family="paragraph" style:parent-style-name="Heading_20_5">
      <style:paragraph-properties style:snap-to-layout-grid="false"/>
      <style:text-properties style:font-name="Arial1" fo:font-size="8pt" officeooo:rsid="000c320e" style:font-size-asian="8pt" style:font-name-complex="Arial1"/>
    </style:style>
    <style:style style:name="P31" style:family="paragraph" style:parent-style-name="Heading_20_7">
      <style:paragraph-properties style:snap-to-layout-grid="false"/>
      <style:text-properties style:font-name="Arial1" fo:font-size="8.5pt" style:font-size-asian="8.5pt" style:font-name-complex="Arial1"/>
    </style:style>
    <style:style style:name="P32" style:family="paragraph" style:parent-style-name="Heading_20_7">
      <style:paragraph-properties style:snap-to-layout-grid="false"/>
      <style:text-properties style:font-name="Arial1" fo:font-size="8.5pt" officeooo:rsid="00292d44" style:font-size-asian="8.5pt" style:font-name-complex="Arial1"/>
    </style:style>
    <style:style style:name="T1" style:family="text">
      <style:text-properties style:font-name="Arial1" fo:font-size="8pt" fo:font-weight="bold" officeooo:rsid="000a7348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font-name="Arial1" fo:font-size="9pt" fo:font-weight="bold" officeooo:rsid="000a7348" style:font-size-asian="9pt" style:font-weight-asian="bold" style:font-name-complex="Arial1" style:font-weight-complex="bold"/>
    </style:style>
    <style:style style:name="T4" style:family="text">
      <style:text-properties style:font-name="Arial1" fo:font-size="9pt" fo:font-weight="bold" officeooo:rsid="002fbd25" style:font-size-asian="9pt" style:font-weight-asian="bold" style:font-name-complex="Arial1" style:font-weight-complex="bold"/>
    </style:style>
    <style:style style:name="T5" style:family="text">
      <style:text-properties style:font-name="Arial1" fo:font-size="9pt" fo:font-weight="bold" officeooo:rsid="000a7348" style:font-size-asian="9pt" style:font-weight-asian="bold" style:font-name-complex="Arial1" style:font-size-complex="9pt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8" style:family="text">
      <style:text-properties style:text-position="super 58%" style:font-name="Arial1" fo:font-size="9pt" fo:font-weight="bold" officeooo:rsid="000a7348" style:font-size-asian="9pt" style:font-weight-asian="bold" style:font-name-complex="Arial1" style:font-weight-complex="bold"/>
    </style:style>
    <style:style style:name="T9" style:family="text">
      <style:text-properties style:text-position="super 58%" officeooo:rsid="000d8a7d"/>
    </style:style>
    <style:style style:name="T10" style:family="text">
      <style:text-properties fo:font-size="9pt" style:font-size-asian="9pt"/>
    </style:style>
    <style:style style:name="T11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12" style:family="text">
      <style:text-properties officeooo:rsid="000a734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6900f" style:font-weight-asian="normal" style:font-weight-complex="normal"/>
    </style:style>
    <style:style style:name="T15" style:family="text">
      <style:text-properties fo:font-weight="normal" officeooo:rsid="002b2214" style:font-weight-asian="normal" style:font-weight-complex="normal"/>
    </style:style>
    <style:style style:name="T16" style:family="text">
      <style:text-properties fo:font-weight="normal" officeooo:rsid="002d3ef2" style:font-weight-asian="normal" style:font-weight-complex="normal"/>
    </style:style>
    <style:style style:name="T17" style:family="text">
      <style:text-properties officeooo:rsid="000c320e"/>
    </style:style>
    <style:style style:name="T18" style:family="text">
      <style:text-properties officeooo:rsid="00292d44"/>
    </style:style>
    <style:style style:name="T19" style:family="text">
      <style:text-properties officeooo:rsid="0029dadd"/>
    </style:style>
    <style:style style:name="T20" style:family="text">
      <style:text-properties officeooo:rsid="002cac5f"/>
    </style:style>
    <style:style style:name="T21" style:family="text">
      <style:text-properties officeooo:rsid="002d1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[eleves;block=begin]</text:p>
      <text:p text:style-name="P3">ACADÉMIE DE [eleves.acad]<text:tab/>Session : [eleves.fb_session]</text:p>
      <text:h text:style-name="P27" text:outline-level="8">Département de : <text:span text:style-name="T11">[eleves.departe]</text:span></text:h>
      <text:h text:style-name="P28" text:outline-level="8">FICHE SCOLAIRE BREVET<text:line-break/>SÉRIE <text:span text:style-name="T20">PROFESSIONNELLE</text:span></text:h>
      <text:p text:style-name="P1">NOM : [eleves.nom]<text:tab/>Prénom(s) : [eleves.prenom]</text:p>
      <text:p text:style-name="P2">Né(e) le : [eleves.date_nais] <text:s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16">É</text:span><text:span text:style-name="T13">tablissement fréquenté :</text:span><text:span text:style-name="T10"><text:tab/></text:span>[eleves.ecole]</text:p>
            <text:p text:style-name="P19"><text:tab/>[eleves.adresse1]</text:p>
            <text:p text:style-name="P12"><text:tab/>[eleves.adresse2]</text:p>
            <text:p text:style-name="P12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office:value-type="string">
            <text:h text:style-name="P29" text:outline-level="5">DISCIPLINES</text:h>
          </table:table-cell>
          <table:table-cell table:style-name="Tableau1.B2" table:number-columns-spanned="5" office:value-type="string">
            <text:h text:style-name="P23" text:outline-level="6">Classe de troisième</text:h>
          </table:table-cell>
          <table:covered-table-cell/>
          <table:covered-table-cell/>
          <table:covered-table-cell/>
          <table:covered-table-cell/>
          <table:table-cell table:style-name="Tableau1.G2" table:number-rows-spanned="2" office:value-type="string">
            <text:h text:style-name="P24" text:outline-level="6">Note Globale affectée du coefficient</text:h>
          </table:table-cell>
        </table:table-row>
        <table:table-row table:style-name="Tableau1.3">
          <table:covered-table-cell/>
          <table:table-cell table:style-name="Tableau1.A2" table:number-columns-spanned="2" office:value-type="string">
            <text:p text:style-name="P6">Note moyenne de la classe<text:line-break/>(0 à 20)</text:p>
          </table:table-cell>
          <table:covered-table-cell/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29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office:value-type="string">
            <text:h text:style-name="P31" text:outline-level="7">Français</text:h>
          </table:table-cell>
          <table:table-cell table:style-name="Tableau1.A2" table:number-columns-spanned="2" office:value-type="string">
            <text:p text:style-name="P9">[eleves.101.3] / 20</text:p>
          </table:table-cell>
          <table:covered-table-cell/>
          <table:table-cell table:style-name="Tableau1.A2" office:value-type="string">
            <text:p text:style-name="P9">[eleves.101.0] / 20</text:p>
          </table:table-cell>
          <table:table-cell table:style-name="Tableau1.A2" table:number-columns-spanned="2" office:value-type="string">
            <text:p text:style-name="P10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office:value-type="string">
            <text:p text:style-name="P13">Mathématiques</text:p>
          </table:table-cell>
          <table:table-cell table:style-name="Tableau1.A2" table:number-columns-spanned="2" office:value-type="string">
            <text:p text:style-name="P9">[eleves.102.3] / 20</text:p>
          </table:table-cell>
          <table:covered-table-cell/>
          <table:table-cell table:style-name="Tableau1.A2" office:value-type="string">
            <text:p text:style-name="P9">[eleves.102.0] / 20</text:p>
          </table:table-cell>
          <table:table-cell table:style-name="Tableau1.A2" table:number-columns-spanned="2" office:value-type="string">
            <text:p text:style-name="P10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office:value-type="string">
            <text:p text:style-name="P14"><text:span text:style-name="T18">L</text:span>angue<text:span text:style-name="T18">s</text:span> vivante<text:span text:style-name="T18">s</text:span><text:line-break/><text:span text:style-name="T18">LV1 : </text:span><text:span text:style-name="T14">[eleves.103.5]<text:line-break/></text:span><text:span text:style-name="T18">LV2 : </text:span><text:span text:style-name="T15">[eleves.103.6]</text:span></text:p>
          </table:table-cell>
          <table:table-cell table:style-name="Tableau1.A2" table:number-columns-spanned="2" office:value-type="string">
            <text:p text:style-name="P9">[eleves.103.3] / 20</text:p>
          </table:table-cell>
          <table:covered-table-cell/>
          <table:table-cell table:style-name="Tableau1.A2" office:value-type="string">
            <text:p text:style-name="P9">[eleves.103.0] / 20</text:p>
          </table:table-cell>
          <table:table-cell table:style-name="Tableau1.A2" table:number-columns-spanned="2" office:value-type="string">
            <text:p text:style-name="P10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office:value-type="string">
            <text:h text:style-name="P32" text:outline-level="7">Prévention santé environnement</text:h>
          </table:table-cell>
          <table:table-cell table:style-name="Tableau1.A2" table:number-columns-spanned="2" office:value-type="string">
            <text:p text:style-name="P9">[eleves.105.3] / 20</text:p>
          </table:table-cell>
          <table:covered-table-cell/>
          <table:table-cell table:style-name="Tableau1.A2" office:value-type="string">
            <text:p text:style-name="P9">[eleves.105.0] / 20</text:p>
          </table:table-cell>
          <table:table-cell table:style-name="Tableau1.A2" table:number-columns-spanned="2" office:value-type="string">
            <text:p text:style-name="P10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office:value-type="string">
            <text:p text:style-name="P13"><text:span text:style-name="T12">É</text:span>ducation physique et sportive</text:p>
          </table:table-cell>
          <table:table-cell table:style-name="Tableau1.A2" table:number-columns-spanned="2" office:value-type="string">
            <text:p text:style-name="P9">[eleves.106.3] / 20</text:p>
          </table:table-cell>
          <table:covered-table-cell/>
          <table:table-cell table:style-name="Tableau1.A2" office:value-type="string">
            <text:p text:style-name="P9">[eleves.106.0] / 20</text:p>
          </table:table-cell>
          <table:table-cell table:style-name="Tableau1.A2" table:number-columns-spanned="2" office:value-type="string">
            <text:p text:style-name="P10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office:value-type="string">
            <text:p text:style-name="P15">Enseignements artistiques</text:p>
          </table:table-cell>
          <table:table-cell table:style-name="Tableau1.A2" table:number-columns-spanned="2" office:value-type="string">
            <text:p text:style-name="P9">[eleves.107.3] / 20</text:p>
          </table:table-cell>
          <table:covered-table-cell/>
          <table:table-cell table:style-name="Tableau1.A2" office:value-type="string">
            <text:p text:style-name="P9">[eleves.107.0] / 20</text:p>
          </table:table-cell>
          <table:table-cell table:style-name="Tableau1.A2" table:number-columns-spanned="2" office:value-type="string">
            <text:p text:style-name="P10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4">
          <table:table-cell table:style-name="Tableau1.A2" office:value-type="string">
            <text:p text:style-name="P13"><text:span text:style-name="T18">Sciences et technologie</text:span> </text:p>
          </table:table-cell>
          <table:table-cell table:style-name="Tableau1.A2" table:number-columns-spanned="2" office:value-type="string">
            <text:p text:style-name="P9">[eleves.108.3] / 20</text:p>
          </table:table-cell>
          <table:covered-table-cell/>
          <table:table-cell table:style-name="Tableau1.A2" office:value-type="string">
            <text:p text:style-name="P9">[eleves.108.0] / 20</text:p>
          </table:table-cell>
          <table:table-cell table:style-name="Tableau1.A2" table:number-columns-spanned="2" office:value-type="string">
            <text:p text:style-name="P10">[eleves.108.4]</text:p>
          </table:table-cell>
          <table:covered-table-cell/>
          <table:table-cell table:style-name="Tableau1.G2" office:value-type="string">
            <text:p text:style-name="P6">[eleves.108.1] / <text:span text:style-name="T21">4</text:span>0</text:p>
          </table:table-cell>
        </table:table-row>
        <table:table-row table:style-name="Tableau1.4">
          <table:table-cell table:style-name="Tableau1.A2" office:value-type="string">
            <text:p text:style-name="P15">Découverte professionnelle</text:p>
          </table:table-cell>
          <table:table-cell table:style-name="Tableau1.A2" table:number-columns-spanned="2" office:value-type="string">
            <text:p text:style-name="P9"><text:span text:style-name="T19">[eleves.110.3]</text:span> / 20</text:p>
          </table:table-cell>
          <table:covered-table-cell/>
          <table:table-cell table:style-name="Tableau1.A2" office:value-type="string">
            <text:p text:style-name="P9"><text:span text:style-name="T19">[eleves.110.0]</text:span> / 20</text:p>
          </table:table-cell>
          <table:table-cell table:style-name="Tableau1.A2" table:number-columns-spanned="2" office:value-type="string">
            <text:p text:style-name="P11">[eleves.110.4]</text:p>
          </table:table-cell>
          <table:covered-table-cell/>
          <table:table-cell table:style-name="Tableau1.G2" office:value-type="string">
            <text:p text:style-name="P6"><text:span text:style-name="T19">[eleves.110.1]</text:span> / <text:span text:style-name="T21">6</text:span>0</text:p>
          </table:table-cell>
        </table:table-row>
        <table:table-row table:style-name="Tableau1.1">
          <table:table-cell table:style-name="Tableau1.A12" table:number-columns-spanned="6" office:value-type="string">
            <text:p text:style-name="P13">Maîtrise du socle commun de connaissances et de compétences – Palier 3<text:span text:style-name="T6"> </text:span><text:span text:style-name="T9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2" office:value-type="string">
            <text:p text:style-name="P6">[eleves.sc.116]</text:p>
          </table:table-cell>
        </table:table-row>
        <table:table-row table:style-name="Tableau1.13">
          <table:table-cell table:style-name="Tableau1.A12" table:number-columns-spanned="6" office:value-type="string">
            <text:h text:style-name="P25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3" office:value-type="string">
            <text:p text:style-name="P6">TOTAL DES POINTS</text:p>
          </table:table-cell>
        </table:table-row>
        <table:table-row table:style-name="Tableau1.4">
          <table:table-cell table:style-name="Tableau1.A2" office:value-type="string">
            <text:h text:style-name="P26" text:outline-level="8">Histoire-géographie</text:h>
          </table:table-cell>
          <table:table-cell table:style-name="Tableau1.A2" table:number-columns-spanned="2" office:value-type="string">
            <text:p text:style-name="P9">[eleves.121.3]/20</text:p>
          </table:table-cell>
          <table:covered-table-cell/>
          <table:table-cell table:style-name="Tableau1.A2" office:value-type="string">
            <text:p text:style-name="P9">[eleves.121.0] / 20</text:p>
          </table:table-cell>
          <table:table-cell table:style-name="Tableau1.A2" table:number-columns-spanned="2" office:value-type="string">
            <text:p text:style-name="P10">[eleves.121.4]</text:p>
          </table:table-cell>
          <table:covered-table-cell/>
          <table:table-cell table:style-name="Tableau1.G2" office:value-type="string">
            <text:p text:style-name="P6">[eleves.totalpoints_bis] /[eleves.totalcoef_bis]</text:p>
          </table:table-cell>
        </table:table-row>
        <table:table-row table:style-name="Tableau1.15">
          <table:table-cell table:style-name="Tableau1.B2" table:number-columns-spanned="2" office:value-type="string">
            <text:p text:style-name="P7">Avis <text:span text:style-name="T17">du conseil de classe</text:span> :</text:p>
            <text:p text:style-name="P16">[eleves.appreciation]</text:p>
          </table:table-cell>
          <table:covered-table-cell/>
          <table:table-cell table:style-name="Tableau1.B2" table:number-columns-spanned="3" office:value-type="string">
            <text:p text:style-name="P8">Avis du chef d’établissement :</text:p>
            <text:p text:style-name="P17">[eleves.decision]</text:p>
            <text:p text:style-name="P18"/>
          </table:table-cell>
          <table:covered-table-cell/>
          <table:covered-table-cell/>
          <table:table-cell table:style-name="Tableau1.A1" table:number-columns-spanned="2" office:value-type="string">
            <text:h text:style-name="P30" text:outline-level="5">Signature du chef d'établissement</text:h>
          </table:table-cell>
          <table:covered-table-cell/>
        </table:table-row>
      </table:table>
      <text:list xml:id="list7592352216835501313" text:style-name="WW8Num1">
        <text:list-item>
          <text:p text:style-name="P22"><text:span text:style-name="T8">1</text:span><text:span text:style-name="T3"> Valeurs possibles :<text:tab/>MS (Maîtrise du socle)<text:line-break/><text:tab/>ME (Maîtrise d'éléments du socle)<text:line-break/><text:tab/></text:span><text:span text:style-name="T4">M</text:span><text:span text:style-name="T3">N (Maîtrise du socle non </text:span><text:span text:style-name="T5">évalué) à utiliser de façon marginale <text:s text:c="7"/></text:span><text:span text:style-name="T3"><text:s text:c="14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Corps_20_de_20_texte_20_3" style:display-name="Corps de texte 3" style:family="paragraph" style:parent-style-name="Standard"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style:contextual-spacing="false" fo:text-align="center" style:justify-single-word="false" fo:keep-with-next="always"/>
      <style:text-properties style:font-name="Arial Black" fo:font-family="'Arial Black'" style:font-family-generic="swiss" style:font-pitch="variable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4-05-28T15:56:02.996916438</dc:date>
    <meta:print-date>2010-05-10T14:58:00</meta:print-date>
    <meta:editing-cycles>71</meta:editing-cycles>
    <meta:editing-duration>P2171DT21H50M10S</meta:editing-duration>
    <meta:generator>LibreOffice/4.1.5.3$Linux_x86 LibreOffice_project/1c1366bba2ba2b554cd2ca4d87c06da81c05d24</meta:generator>
    <meta:document-statistic meta:table-count="1" meta:image-count="0" meta:object-count="0" meta:page-count="2" meta:paragraph-count="72" meta:word-count="238" meta:character-count="1855" meta:non-whitespace-character-count="1660"/>
  </office:meta>
</office:document-meta>
</file>